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0">
      <style:text-properties officeooo:paragraph-rsid="001b31a0"/>
    </style:style>
    <style:style style:name="P12" style:family="paragraph" style:parent-style-name="Text_20_body" style:list-style-name="L11"/>
    <style:style style:name="P13" style:family="paragraph" style:parent-style-name="Text_20_body" style:list-style-name="L11">
      <style:text-properties officeooo:paragraph-rsid="001b31a0"/>
    </style:style>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3">
      <style:text-properties officeooo:paragraph-rsid="001b31a0"/>
    </style:style>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7">
      <style:text-properties officeooo:paragraph-rsid="001b31a0"/>
    </style:style>
    <style:style style:name="P22" style:family="paragraph" style:parent-style-name="Text_20_body" style:list-style-name="L18"/>
    <style:style style:name="P23" style:family="paragraph" style:parent-style-name="Text_20_body" style:list-style-name="L18">
      <style:text-properties officeooo:paragraph-rsid="001b31a0"/>
    </style:style>
    <style:style style:name="P24" style:family="paragraph" style:parent-style-name="Text_20_body" style:list-style-name="L18">
      <style:text-properties officeooo:paragraph-rsid="001b6403"/>
    </style:style>
    <style:style style:name="P25" style:family="paragraph" style:parent-style-name="Text_20_body" style:list-style-name="L19"/>
    <style:style style:name="P26" style:family="paragraph" style:parent-style-name="Text_20_body" style:list-style-name="L19">
      <style:text-properties officeooo:paragraph-rsid="001b31a0"/>
    </style:style>
    <style:style style:name="P27" style:family="paragraph" style:parent-style-name="Text_20_body" style:list-style-name="L20">
      <style:text-properties officeooo:paragraph-rsid="001b31a0"/>
    </style:style>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2">
      <style:text-properties officeooo:paragraph-rsid="001b31a0"/>
    </style:style>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7"/>
    <style:style style:name="P56" style:family="paragraph" style:parent-style-name="Text_20_body" style:list-style-name="L48"/>
    <style:style style:name="P57" style:family="paragraph" style:parent-style-name="Text_20_body" style:list-style-name="L49"/>
    <style:style style:name="P58" style:family="paragraph" style:parent-style-name="Text_20_body" style:list-style-name="L50"/>
    <style:style style:name="P59" style:family="paragraph" style:parent-style-name="Text_20_body" style:list-style-name="L51"/>
    <style:style style:name="P60" style:family="paragraph" style:parent-style-name="Text_20_body" style:list-style-name="L52"/>
    <style:style style:name="P61" style:family="paragraph" style:parent-style-name="Text_20_body" style:list-style-name="L53"/>
    <style:style style:name="P62" style:family="paragraph" style:parent-style-name="Text_20_body" style:list-style-name="L54"/>
    <style:style style:name="P63" style:family="paragraph" style:parent-style-name="Text_20_body" style:list-style-name="L55"/>
    <style:style style:name="P64" style:family="paragraph" style:parent-style-name="Text_20_body" style:list-style-name="L56"/>
    <style:style style:name="P65" style:family="paragraph" style:parent-style-name="Text_20_body" style:list-style-name="L57"/>
    <style:style style:name="P66" style:family="paragraph" style:parent-style-name="Text_20_body" style:list-style-name="L58"/>
    <style:style style:name="P67" style:family="paragraph" style:parent-style-name="Text_20_body">
      <style:text-properties officeooo:paragraph-rsid="001b31a0"/>
    </style:style>
    <style:style style:name="T1" style:family="text">
      <style:text-properties fo:background-color="transparent" loext:char-shading-value="0"/>
    </style:style>
    <style:style style:name="T2" style:family="text">
      <style:text-properties fo:font-variant="small-caps"/>
    </style:style>
    <style:style style:name="T3" style:family="text">
      <style:text-properties officeooo:rsid="001b6403"/>
    </style:style>
    <style:style style:name="T4"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Week 1 – The Mingled Spirit &amp; Calling on His Name</text:span></text:h>
      <text:p text:style-name="Text_20_body"><text:span text:style-name="Strong_20_Emphasis">One-Page Refresher Summary</text:span></text:p>
      <text:p text:style-name="Horizontal_20_Line"/>
      <text:p text:style-name="Text_20_body">✋ <text:span text:style-name="Strong_20_Emphasis">Day 1 – God Made Man with a Spirit</text:span></text:p>
      <text:list text:style-name="L1">
        <text:list-item>
          <text:p text:style-name="P1">We are <text:span text:style-name="Strong_20_Emphasis">vessels</text:span>, not tools.</text:p>
        </text:list-item>
        <text:list-item>
          <text:p text:style-name="P1">Our spirit = <text:span text:style-name="Strong_20_Emphasis">receiver</text:span> for God.</text:p>
        </text:list-item>
        <text:list-item>
          <text:p text:style-name="P1">Without God, life is empty.</text:p>
        </text:list-item>
      </text:list>
      <text:p text:style-name="Text_20_body">📖 Gen. 1:27; Job 32:8</text:p>
      <text:p text:style-name="Horizontal_20_Line"/>
      <text:p text:style-name="Text_20_body">✋ <text:span text:style-name="Strong_20_Emphasis">Day 2 – Born Again in Our Spirit</text:span></text:p>
      <text:list text:style-name="L2">
        <text:list-item>
          <text:p text:style-name="P2">Repent + Believe → Spirit gives life to our spirit.</text:p>
        </text:list-item>
        <text:list-item>
          <text:p text:style-name="P2">2 births: flesh (parents) + spirit (God).</text:p>
        </text:list-item>
        <text:list-item>
          <text:p text:style-name="P2">Our spirit worships, digests, and enjoys God.</text:p>
        </text:list-item>
      </text:list>
      <text:p text:style-name="Text_20_body">📖 John 3:6; 4:24; Rom. 8:16</text:p>
      <text:p text:style-name="Horizontal_20_Line"/>
      <text:p text:style-name="Text_20_body">✋ <text:span text:style-name="Strong_20_Emphasis">Day 3 – One Spirit with the Lord</text:span></text:p>
      <text:list text:style-name="L3">
        <text:list-item>
          <text:p text:style-name="P3">Jesus = life-giving Spirit.</text:p>
        </text:list-item>
        <text:list-item>
          <text:p text:style-name="P3">His Spirit + our spirit = <text:span text:style-name="Strong_20_Emphasis">one spirit</text:span>.</text:p>
        </text:list-item>
        <text:list-item>
          <text:p text:style-name="P3">Like electricity flowing in a wire.</text:p>
        </text:list-item>
        <text:list-item>
          <text:p text:style-name="P3">Confess sins → reconnect to flow.</text:p>
        </text:list-item>
      </text:list>
      <text:p text:style-name="Text_20_body">📖 1 Cor. 15:45; 6:17</text:p>
      <text:p text:style-name="Horizontal_20_Line"/>
      <text:p text:style-name="Text_20_body">✋ <text:span text:style-name="Strong_20_Emphasis">Day 4 – Begin the Day by Calling</text:span></text:p>
      <text:list text:style-name="L4">
        <text:list-item>
          <text:p text:style-name="P4">Best start: “O Lord Jesus!”</text:p>
        </text:list-item>
        <text:list-item>
          <text:p text:style-name="P4">Calling = not silent, but audible.</text:p>
        </text:list-item>
        <text:list-item>
          <text:p text:style-name="P4">Saints in OT &amp; NT called on His name.</text:p>
        </text:list-item>
      </text:list>
      <text:p text:style-name="Text_20_body">📖 Isa. 12:4; Rom. 10:12</text:p>
      <text:p text:style-name="Horizontal_20_Line"/>
      <text:p text:style-name="Text_20_body">✋ <text:span text:style-name="Strong_20_Emphasis">Day 5 – Why Call?</text:span></text:p>
      <text:list text:style-name="L5">
        <text:list-item>
          <text:p text:style-name="P5">To be <text:span text:style-name="Strong_20_Emphasis">saved</text:span>.</text:p>
        </text:list-item>
        <text:list-item>
          <text:p text:style-name="P5"><text:soft-page-break/>To be <text:span text:style-name="Strong_20_Emphasis">rescued</text:span> from trouble.</text:p>
        </text:list-item>
        <text:list-item>
          <text:p text:style-name="P5">To receive the <text:span text:style-name="Strong_20_Emphasis">Spirit</text:span>.</text:p>
        </text:list-item>
        <text:list-item>
          <text:p text:style-name="P5">To drink <text:span text:style-name="Strong_20_Emphasis">living water</text:span>.</text:p>
        </text:list-item>
        <text:list-item>
          <text:p text:style-name="P5">To stir up our spirit.</text:p>
        </text:list-item>
      </text:list>
      <text:p text:style-name="Text_20_body">📖 Rom. 10:13; Psa. 116:13</text:p>
      <text:p text:style-name="Horizontal_20_Line"/>
      <text:p text:style-name="Text_20_body">✋ <text:span text:style-name="Strong_20_Emphasis">Day 6 – How to Call</text:span></text:p>
      <text:list text:style-name="L6">
        <text:list-item>
          <text:p text:style-name="P6">With pure heart 💖 and pure lips 👄.</text:p>
        </text:list-item>
        <text:list-item>
          <text:p text:style-name="P6">Daily, with others, lifelong.</text:p>
        </text:list-item>
        <text:list-item>
          <text:p text:style-name="P6">Calling = breathing + drinking the Spirit.</text:p>
        </text:list-item>
        <text:list-item>
          <text:p text:style-name="P6">“O Lord Jesus” always works!</text:p>
        </text:list-item>
      </text:list>
      <text:p text:style-name="Text_20_body">📖 1 Cor. 12:3, 13; 2 Tim. 2:22</text:p>
      <text:p text:style-name="Horizontal_20_Line"/>
      <text:p text:style-name="Text_20_body">✋ <text:span text:style-name="Strong_20_Emphasis">Day 7 – Refresher / Review</text:span></text:p>
      <text:list text:style-name="L7">
        <text:list-item>
          <text:p text:style-name="P7">God made us with a spirit.</text:p>
        </text:list-item>
        <text:list-item>
          <text:p text:style-name="P7">We are reborn in spirit.</text:p>
        </text:list-item>
        <text:list-item>
          <text:p text:style-name="P7">One spirit with the Lord.</text:p>
        </text:list-item>
        <text:list-item>
          <text:p text:style-name="P7">Start each day by calling.</text:p>
        </text:list-item>
        <text:list-item>
          <text:p text:style-name="P7">Call to be saved, rescued, filled.</text:p>
        </text:list-item>
        <text:list-item>
          <text:p text:style-name="P7">Call with pure heart, daily &amp; together.</text:p>
        </text:list-item>
      </text:list>
      <text:p text:style-name="Text_20_body">📖 Rom. 10:13 – <text:span text:style-name="Emphasis">“Whoever calls on the name of the Lord shall be saved.”</text:span></text:p>
      <text:p text:style-name="Horizontal_20_Line"/>
      <text:p text:style-name="Text_20_body">🙌 <text:span text:style-name="Strong_20_Emphasis">Key Practice for the Week:</text:span><text:line-break/>👉 Every day, everywhere → <text:span text:style-name="Strong_20_Emphasis">Call: “O Lord Jesus!”</text:span></text:p>
      <text:list text:style-name="L8">
        <text:list-item>
          <text:p text:style-name="P8">It is breathing, drinking, enjoying, and living in Him.</text:p>
        </text:list-item>
      </text:list>
      <text:p text:style-name="Standard"/>
      <text:p text:style-name="Standard"/>
      <text:h text:style-name="Heading_20_1" text:outline-level="1"><text:soft-page-break/><text:span text:style-name="Strong_20_Emphasis"/></text:h>
      <text:h text:style-name="Heading_20_1" text:outline-level="1"><text:span text:style-name="Strong_20_Emphasis"/></text:h>
      <text:h text:style-name="Heading_20_1" text:outline-level="1"><text:span text:style-name="Strong_20_Emphasis">Signer Script – Week 1, Day 1</text:span></text:h>
      <text:p text:style-name="Text_20_body"><text:span text:style-name="Strong_20_Emphasis">Theme: The Mingled Spirit and Calling on His Name</text:span></text:p>
      <text:p text:style-name="Horizontal_20_Line"/>
      <text:p text:style-name="Text_20_body">✋ <text:span text:style-name="Strong_20_Emphasis">Opening:</text:span><text:line-break/>Today, we talk about how God made us — and why our spirit is so important.</text:p>
      <text:p text:style-name="Horizontal_20_Line"/>
      <text:p text:style-name="Text_20_body">📖 <text:span text:style-name="Strong_20_Emphasis">Scripture Reading (show hands opening Bible):</text:span></text:p>
      <text:list text:style-name="L9">
        <text:list-item>
          <text:p text:style-name="P9">Genesis 1:27 – “God created man in His own image.”</text:p>
        </text:list-item>
        <text:list-item>
          <text:p text:style-name="P9">Job 32:8 – “There is a spirit in man…”</text:p>
        </text:list-item>
      </text:list>
      <text:p text:style-name="Horizontal_20_Line"/>
      <text:p text:style-name="Text_20_body">🙋 <text:span text:style-name="Strong_20_Emphasis">Point 1 – God made us in His image, as vessels:</text:span></text:p>
      <text:list text:style-name="L10">
        <text:list-item>
          <text:p text:style-name="P10">God made us <text:span text:style-name="Strong_20_Emphasis">like Him</text:span> — in His image.</text:p>
        </text:list-item>
        <text:list-item>
          <text:p text:style-name="P11">Who is God’s image? → Christ! </text:p>
          <text:p text:style-name="P11">2 Cor. 4:4  Satan, who is the god of this world, has blinded the minds of those who don’t believe. They are unable to see the glorious light of the Good News. They don’t understand this message about the glory of Christ, who is the exact likeness of God. </text:p>
          <text:p text:style-name="P11">Col. 1:15). Christ is the visible image of the invisible God.<text:line-break/>He existed before anything was created and is supreme over all creation, </text:p>
        </text:list-item>
        <text:list-item>
          <text:p text:style-name="P11">Romans 9:21 –  Doesn’t the potter have the right to make out of the same lump of clay one pot for special use and another for ordinary use? </text:p>
          <text:p text:style-name="P11">God made us <text:span text:style-name="Strong_20_Emphasis">vessels</text:span>, not just tools.<text:line-break/>👉 A tool is for working. A vessel is for <text:span text:style-name="Strong_20_Emphasis">holding something</text:span>.</text:p>
        </text:list-item>
        <text:list-item>
          <text:p text:style-name="P10">So, God did not make us only to <text:span text:style-name="Emphasis">work for Him</text:span>. He made us to <text:span text:style-name="Strong_20_Emphasis">contain Him</text:span>.</text:p>
        </text:list-item>
      </text:list>
      <text:p text:style-name="Horizontal_20_Line"/>
      <text:p text:style-name="Text_20_body">🙋 <text:span text:style-name="Strong_20_Emphasis">Point 2 – God gave man a spirit:</text:span></text:p>
      <text:list text:style-name="L11">
        <text:list-item>
          <text:p text:style-name="P13">Genesis 2:7 – The Lord God formed the man from the dust of the ground[<text:a xlink:type="simple" xlink:href="https://www.biblegateway.com/passage/?search=Genesis%202&amp;version=EHV#fen-EHV-38e" text:style-name="Internet_20_link" text:visited-style-name="Visited_20_Internet_20_Link"><text:span text:style-name="T1">e</text:span></text:a>] and breathed into his nostrils the breath of life, and the man became a living being. </text:p>
          <text:p text:style-name="P13"><text:s/>God formed man’s body from dust. Then He breathed into man.</text:p>
        </text:list-item>
        <text:list-item>
          <text:p text:style-name="P12">That breath became man’s <text:span text:style-name="Strong_20_Emphasis">spirit</text:span>.</text:p>
        </text:list-item>
        <text:list-item>
          <text:p text:style-name="P13"><text:soft-page-break/>Proverbs 20:27 – <text:bookmark text:name="en-EHV-16980"/>A man’s spirit is the lamp of the <text:span text:style-name="T2">Lord</text:span>.<text:line-break/>It illuminates the depths of his heart. </text:p>
          <text:p text:style-name="P13">“The spirit of man is the lamp of the Lord.”</text:p>
        </text:list-item>
        <text:list-item>
          <text:p text:style-name="P13">Job 32:8 – <text:bookmark text:name="en-EHV-13635"/>However, it is the spirit[<text:a xlink:type="simple" xlink:href="https://www.biblegateway.com/passage/?search=job%2032&amp;version=EHV#fen-EHV-13635a" text:style-name="Internet_20_link" text:visited-style-name="Visited_20_Internet_20_Link"><text:span text:style-name="T1">a</text:span></text:a>] in a man<text:line-break/>and the breath of the Almighty that give a man understanding. </text:p>
          <text:p text:style-name="P13">“There is a spirit in man; the breath of the Almighty gives understanding.”<text:line-break/>👉 So, our spirit is from God’s breath. Our body + spirit together made a living soul.</text:p>
        </text:list-item>
      </text:list>
      <text:p text:style-name="Horizontal_20_Line"/>
      <text:p text:style-name="Text_20_body">📡 <text:span text:style-name="Strong_20_Emphasis">Illustration – Like a radio:</text:span></text:p>
      <text:list text:style-name="L12">
        <text:list-item>
          <text:p text:style-name="P14">A radio has an outside box. But that’s not enough. It needs an <text:span text:style-name="Strong_20_Emphasis">inner receiver</text:span> to catch the waves.</text:p>
        </text:list-item>
        <text:list-item>
          <text:p text:style-name="P14">We are like that. Our <text:span text:style-name="Strong_20_Emphasis">body</text:span> is the outside. Our <text:span text:style-name="Strong_20_Emphasis">spirit</text:span> inside is the receiver.</text:p>
        </text:list-item>
        <text:list-item>
          <text:p text:style-name="P14">Our spirit is made to <text:span text:style-name="Strong_20_Emphasis">receive God’s Spirit</text:span>.</text:p>
        </text:list-item>
      </text:list>
      <text:p text:style-name="Horizontal_20_Line"/>
      <text:p text:style-name="Text_20_body">🌌 <text:span text:style-name="Strong_20_Emphasis">Point 3 – The universe purpose:</text:span></text:p>
      <text:list text:style-name="L13">
        <text:list-item>
          <text:p text:style-name="P16">Zechariah 12:1 – An oracle, the word of the Lord concerning Israel. This is what the Lord declares, who stretches out the heavens, who lays the foundation of the earth, and who forms the spirit of a man within him: </text:p>
          <text:p text:style-name="P16"><text:s/>God made the heavens, the earth, and the spirit of man.</text:p>
        </text:list-item>
        <text:list-item>
          <text:p text:style-name="P15">Heavens → for the earth.</text:p>
        </text:list-item>
        <text:list-item>
          <text:p text:style-name="P15">Earth → for man.</text:p>
        </text:list-item>
        <text:list-item>
          <text:p text:style-name="P15">Man → for God.<text:line-break/>👉 That’s the meaning of the universe!</text:p>
        </text:list-item>
      </text:list>
      <text:p text:style-name="Horizontal_20_Line"/>
      <text:p text:style-name="Text_20_body">🙌 <text:span text:style-name="Strong_20_Emphasis">Point 4 – Why our spirit is vital:</text:span></text:p>
      <text:list text:style-name="L14">
        <text:list-item>
          <text:p text:style-name="P17">God is Spirit (John 4:24). <text:s/> God is spirit, and those who worship him must worship in spirit and in truth.” </text:p>
        </text:list-item>
        <text:list-item>
          <text:p text:style-name="P17">Only our spirit can touch, receive, and contain God.</text:p>
        </text:list-item>
        <text:list-item>
          <text:p text:style-name="P17">Without spirit, life has no meaning. Without God, the universe is empty.</text:p>
        </text:list-item>
      </text:list>
      <text:p text:style-name="Horizontal_20_Line"/>
      <text:p text:style-name="Text_20_body">🙏 <text:span text:style-name="Strong_20_Emphasis">Closing Thought:</text:span><text:line-break/>You and I — we are <text:span text:style-name="Strong_20_Emphasis">God-bottles</text:span>.<text:line-break/>Our spirit is the <text:span text:style-name="Strong_20_Emphasis">receiver</text:span>.<text:line-break/>Only when God fills us, life has true purpose.</text:p>
      <text:p text:style-name="Standard"/>
      <text:p text:style-name="Standard"/>
      <text:h text:style-name="Heading_20_1" text:outline-level="1"><text:soft-page-break/><text:span text:style-name="Strong_20_Emphasis">Signer Script – Week 1, Day 2</text:span></text:h>
      <text:p text:style-name="Text_20_body"><text:span text:style-name="Strong_20_Emphasis">Theme: Regenerated in Our Spirit</text:span></text:p>
      <text:p text:style-name="Horizontal_20_Line"/>
      <text:p text:style-name="Text_20_body">✋ <text:span text:style-name="Strong_20_Emphasis">Opening:</text:span><text:line-break/>Today we learn about being <text:span text:style-name="Strong_20_Emphasis">born again in our spirit</text:span>.</text:p>
      <text:p text:style-name="Horizontal_20_Line"/>
      <text:p text:style-name="Text_20_body">📖 <text:span text:style-name="Strong_20_Emphasis">Scripture Reading:</text:span></text:p>
      <text:list text:style-name="L15">
        <text:list-item>
          <text:p text:style-name="P18">John 3:6 – “What is born of the Spirit is spirit.”</text:p>
        </text:list-item>
        <text:list-item>
          <text:p text:style-name="P18">John 4:24 – “God is Spirit. Those who worship Him must worship in spirit and truth.”</text:p>
        </text:list-item>
        <text:list-item>
          <text:p text:style-name="P18">Romans 8:16 – “The Spirit Himself witnesses with our spirit we are children of God.”</text:p>
        </text:list-item>
      </text:list>
      <text:p text:style-name="Horizontal_20_Line"/>
      <text:p text:style-name="Text_20_body">🙋 <text:span text:style-name="Strong_20_Emphasis">Point 1 – New birth in our spirit:</text:span></text:p>
      <text:list text:style-name="L16">
        <text:list-item>
          <text:p text:style-name="P19">When a sinner repents, believes, and calls on Jesus → Christ enters their spirit.</text:p>
        </text:list-item>
        <text:list-item>
          <text:p text:style-name="P19">Their spirit, once dead, becomes alive.</text:p>
        </text:list-item>
        <text:list-item>
          <text:p text:style-name="P19">That person is <text:span text:style-name="Strong_20_Emphasis">regenerated</text:span> <text:span text:style-name="T3">(renew or restore)</text:span>— born again.</text:p>
        </text:list-item>
        <text:list-item>
          <text:p text:style-name="P19">A great change happens: joy, life, salvation.</text:p>
        </text:list-item>
      </text:list>
      <text:p text:style-name="Horizontal_20_Line"/>
      <text:p text:style-name="Text_20_body">🙋 <text:span text:style-name="Strong_20_Emphasis">Point 2 – The two spirits:</text:span></text:p>
      <text:list text:style-name="L17">
        <text:list-item>
          <text:p text:style-name="P20">Christian life = God’s Spirit + our spirit together.</text:p>
        </text:list-item>
        <text:list-item>
          <text:p text:style-name="P21">John 3:6 → Whatever is born of the flesh is flesh. Whatever is born of the Spirit is spirit.</text:p>
        </text:list-item>
      </text:list>
      <text:p text:style-name="Text_20_body">💡 <text:span text:style-name="Strong_20_Emphasis">Figurative Explanation:</text:span><text:line-break/>Just like a baby is born from its parents’ flesh, our spirit is born from God’s Spirit. This is our “second birth.”<text:line-break/>✨ <text:span text:style-name="Strong_20_Emphasis">Example:</text:span> Imagine your phone is dead. No matter how beautiful it looks, it cannot work until it is charged. When God’s Spirit comes into us, it is like plugging into the charger. Our spirit comes alive.</text:p>
      <text:list text:continue-numbering="true" text:style-name="L17">
        <text:list-header>
          <text:p text:style-name="P21">Two spirits. God’s Spirit gives life to our spirit.<text:line-break/>👉 First birth = flesh (from parents).<text:line-break/>👉 Second birth = spirit (from God).</text:p>
        </text:list-header>
        <text:list-item>
          <text:p text:style-name="P20">We are <text:span text:style-name="Strong_20_Emphasis">second-birth people</text:span>!</text:p>
        </text:list-item>
      </text:list>
      <text:p text:style-name="Horizontal_20_Line"/>
      <text:p text:style-name="Text_20_body">🙋 <text:span text:style-name="Strong_20_Emphasis">Point 3 – Worship in spirit:</text:span></text:p>
      <text:list text:style-name="L18">
        <text:list-item>
          <text:p text:style-name="P23">John 4:24 → God is spirit, and those who worship him must worship in spirit and in truth.” </text:p>
          <text:p text:style-name="P24">God is Spirit. To worship Him, we must worship <text:span text:style-name="Strong_20_Emphasis">in our spirit</text:span>. </text:p>
          <text:p text:style-name="P24"><text:soft-page-break/><text:s/>💡 <text:span text:style-name="Strong_20_Emphasis">Figurative Explanation:</text:span><text:line-break/>God is Spirit. Our body has eyes for seeing, ears for hearing, and a stomach for food. But only our spirit is the “organ” that can contact God.<text:line-break/>✨ <text:span text:style-name="Strong_20_Emphasis">Example:</text:span> Think of Wi-Fi. You cannot see it with your eyes or hear it with your ears, but your phone has a special receiver inside to connect. In the same way, our spirit is the “receiver” made to connect with God. </text:p>
        </text:list-item>
        <text:list-item>
          <text:p text:style-name="P22">In the same way → our <text:span text:style-name="Strong_20_Emphasis">spirit is like a spiritual stomach</text:span>.<text:line-break/>👉 Function: to worship, contact, receive, retain, and <text:span text:style-name="Strong_20_Emphasis">digest God</text:span>.</text:p>
        </text:list-item>
        <text:list-item>
          <text:p text:style-name="P23">Jesus said, “I am the bread of life.” We must eat Him, take Him in, digest Him</text:p>
          <text:p text:style-name="P23">(John 6:35,  “<text:span text:style-name="T4">I am the Bread of Life,</text:span>” Jesus told them. “The one who comes to me will never be hungry, and the one who believes in me will never be thirsty. <text:s/></text:p>
        </text:list-item>
      </text:list>
      <text:p text:style-name="Text_20_body">💡 <text:span text:style-name="Strong_20_Emphasis">Figurative Explanation:</text:span><text:line-break/>Jesus is like bread—food for our spirit. Just as bread fills our stomach, Jesus fills our heart.<text:line-break/>✨ <text:span text:style-name="Strong_20_Emphasis">Example:</text:span> After a long day, food gives strength to your body. In the same way, when we come to Jesus, He gives strength and satisfaction to our spirit.</text:p>
      <text:p text:style-name="Horizontal_20_Line"/>
      <text:h text:style-name="Heading_20_3" text:outline-level="3">📖 <text:span text:style-name="Strong_20_Emphasis">John 6:54–57</text:span> – <text:span text:style-name="Emphasis">“He who eats My flesh and drinks My blood has eternal life… He who eats Me shall live because of Me.”</text:span></text:h>
      <text:p text:style-name="Text_20_body">💡 <text:span text:style-name="Strong_20_Emphasis">Figurative Explanation:</text:span><text:line-break/>To “eat” Jesus means to take Him into us—His words, His life, His Spirit—just like food enters our body and becomes part of us.<text:line-break/>✨ <text:span text:style-name="Strong_20_Emphasis">Example:</text:span> When you eat fruit, the vitamins and sweetness become part of your body. When you receive Jesus, His life becomes part of your spirit.</text:p>
      <text:p text:style-name="Horizontal_20_Line"/>
      <text:p text:style-name="Text_20_body">🙋 <text:span text:style-name="Strong_20_Emphasis">Point 4 – Spirit and Spirit talking together:</text:span></text:p>
      <text:list text:style-name="L19">
        <text:list-item>
          <text:p text:style-name="P26">Romans 8:16 → The Spirit himself joins our spirit in testifying that we are God’s children. </text:p>
          <text:p text:style-name="P26">The Spirit witnesses with our spirit.</text:p>
        </text:list-item>
      </text:list>
      <text:p text:style-name="P67">💡 <text:span text:style-name="Strong_20_Emphasis">Figurative Explanation:</text:span><text:line-break/>God’s Spirit and our spirit speak together inside us. His Spirit tells us, “You are God’s child,” and our spirit answers, “Yes, Father!”<text:line-break/>✨ <text:span text:style-name="Strong_20_Emphasis">Example:</text:span> Like when you hold your parent’s hand, you both feel the same connection. Inside, God’s Spirit and our spirit hold hands and agree together. </text:p>
      <text:list text:continue-numbering="true" text:style-name="L19">
        <text:list-item>
          <text:p text:style-name="P25">Example:</text:p>
          <text:list>
            <text:list-item>
              <text:p text:style-name="P25">Our spirit says, “God is my Father.”</text:p>
            </text:list-item>
            <text:list-item>
              <text:p text:style-name="P25">God’s Spirit replies, “Amen!”</text:p>
            </text:list-item>
            <text:list-item>
              <text:p text:style-name="P25">God’s Spirit says, “You are My child.”</text:p>
            </text:list-item>
            <text:list-item>
              <text:p text:style-name="P25">Our spirit replies, “Hallelujah!”</text:p>
            </text:list-item>
          </text:list>
        </text:list-item>
      </text:list>
      <text:p text:style-name="Horizontal_20_Line"/>
      <text:p text:style-name="Text_20_body"><text:soft-page-break/>🙌 <text:span text:style-name="Strong_20_Emphasis">Summary:</text:span></text:p>
      <text:list text:style-name="L20">
        <text:list-item>
          <text:p text:style-name="P27">John 3:6 → Whatever is born of the flesh is flesh. Whatever is born of the Spirit is spirit. </text:p>
          <text:p text:style-name="P27"><text:s/>Our spirit is <text:span text:style-name="Strong_20_Emphasis">born of the Spirit</text:span>.</text:p>
        </text:list-item>
        <text:list-item>
          <text:p text:style-name="P27">John 4:24 → God is spirit, and those who worship him must worship in spirit and in truth.” </text:p>
          <text:p text:style-name="P27"><text:s/>Our spirit <text:span text:style-name="Strong_20_Emphasis">worships the Spirit</text:span>.</text:p>
        </text:list-item>
        <text:list-item>
          <text:p text:style-name="P27">Romans 8:16 → The Spirit himself joins our spirit in testifying that we are God’s children. </text:p>
          <text:p text:style-name="P27">The Spirit <text:span text:style-name="Strong_20_Emphasis">witnesses with our spirit</text:span>.</text:p>
        </text:list-item>
      </text:list>
      <text:p text:style-name="Text_20_body">👉 This is the full Christian life: reborn, worship, enjoy, walk with God.</text:p>
      <text:p text:style-name="Horizontal_20_Line"/>
      <text:p text:style-name="Text_20_body">🙏 <text:span text:style-name="Strong_20_Emphasis">Closing Thought:</text:span><text:line-break/>We are not only flesh. We are spirit people.<text:line-break/>Our spirit is alive, and in our spirit, God’s Spirit lives with 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Strong_20_Emphasis">Signer Script – Week 1, Day 3</text:span></text:h>
      <text:p text:style-name="Text_20_body"><text:span text:style-name="Strong_20_Emphasis">Theme: The Lord Spirit – One with Our Spirit</text:span></text:p>
      <text:p text:style-name="Horizontal_20_Line"/>
      <text:p text:style-name="Text_20_body">✋ <text:span text:style-name="Strong_20_Emphasis">Opening Thought:</text:span><text:line-break/>Today we learn the <text:span text:style-name="Strong_20_Emphasis">deepest secret</text:span> of Christian life:<text:line-break/>👉 God’s Spirit + our spirit = <text:span text:style-name="Strong_20_Emphasis">One spirit</text:span>.</text:p>
      <text:p text:style-name="Horizontal_20_Line"/>
      <text:p text:style-name="Text_20_body">📖 <text:span text:style-name="Strong_20_Emphasis">Scripture Reading:</text:span></text:p>
      <text:list text:style-name="L21">
        <text:list-item>
          <text:p text:style-name="P28">1 Corinthians 15:45 – “The last Adam (Jesus) became a life-giving Spirit.”</text:p>
        </text:list-item>
        <text:list-item>
          <text:p text:style-name="P28">1 Corinthians 6:17 – “He who is joined to the Lord is one spirit.”</text:p>
        </text:list-item>
      </text:list>
      <text:p text:style-name="Horizontal_20_Line"/>
      <text:p text:style-name="Text_20_body">🙋 <text:span text:style-name="Strong_20_Emphasis">Point 1 – Jesus in us, us in Jesus:</text:span></text:p>
      <text:list text:style-name="L22">
        <text:list-item>
          <text:p text:style-name="P29">Believing and being baptized = Jesus comes into us, and we are put into Him.</text:p>
        </text:list-item>
        <text:list-item>
          <text:p text:style-name="P29">How possible? → Because of the two spirits: His Spirit + our spirit.</text:p>
        </text:list-item>
        <text:list-item>
          <text:p text:style-name="P30">In our spirit, we are <text:span text:style-name="Strong_20_Emphasis">one spirit with Him</text:span>. (2 Tim. 4:22 – <text:s/>The Lord be with your spirit. Grace be with you. Amen. </text:p>
          <text:p text:style-name="P30">“The Lord be with your spirit.”)</text:p>
        </text:list-item>
      </text:list>
      <text:p text:style-name="Horizontal_20_Line"/>
      <text:p text:style-name="Text_20_body">🙋 <text:span text:style-name="Strong_20_Emphasis">Point 2 – The highest Christian life:</text:span></text:p>
      <text:list text:style-name="L23">
        <text:list-item>
          <text:p text:style-name="P31">Not only forgiveness. Not only cleansing. Not only being redeemed.</text:p>
        </text:list-item>
        <text:list-item>
          <text:p text:style-name="P31">The <text:span text:style-name="Strong_20_Emphasis">most precious point</text:span>:<text:line-break/>👉 The Lord entered our spirit.<text:line-break/>👉 His Spirit is <text:span text:style-name="Strong_20_Emphasis">mingled</text:span> with our spirit.<text:line-break/>👉 We live by this <text:span text:style-name="Strong_20_Emphasis">mingled spirit</text:span>.</text:p>
        </text:list-item>
      </text:list>
      <text:p text:style-name="Horizontal_20_Line"/>
      <text:p text:style-name="Text_20_body">⚡ <text:span text:style-name="Strong_20_Emphasis">Illustration – Like electricity:</text:span></text:p>
      <text:list text:style-name="L24">
        <text:list-item>
          <text:p text:style-name="P32">Our body → outside.</text:p>
        </text:list-item>
        <text:list-item>
          <text:p text:style-name="P32">Our soul (mind, feelings, will) → middle.</text:p>
        </text:list-item>
        <text:list-item>
          <text:p text:style-name="P32">Our spirit → deepest inside.</text:p>
        </text:list-item>
        <text:list-item>
          <text:p text:style-name="P32">Jesus is now Spirit inside us.</text:p>
        </text:list-item>
        <text:list-item>
          <text:p text:style-name="P32">The two spirits flow together like electricity in a wire.<text:line-break/>👉 If sin comes in → it’s like insulation blocking electricity.<text:line-break/>👉 We must confess, repent, remove the barrier → then the “divine electricity” flows again.</text:p>
        </text:list-item>
      </text:list>
      <text:p text:style-name="Horizontal_20_Line"/>
      <text:p text:style-name="Text_20_body"><text:soft-page-break/>🙋 <text:span text:style-name="Strong_20_Emphasis">Point 3 – Experiencing the Spirit daily:</text:span></text:p>
      <text:list text:style-name="L25">
        <text:list-item>
          <text:p text:style-name="P33">Jesus is not just doctrine. He is <text:span text:style-name="Strong_20_Emphasis">living reality</text:span> inside us.</text:p>
        </text:list-item>
        <text:list-item>
          <text:p text:style-name="P33">When we stop outward activity and call, “O Lord Jesus!” from deep within → His light shines in us.</text:p>
        </text:list-item>
        <text:list-item>
          <text:p text:style-name="P33">We touch Him not in mind or body, but in our <text:span text:style-name="Strong_20_Emphasis">innermost spirit</text:span>.</text:p>
        </text:list-item>
      </text:list>
      <text:p text:style-name="Horizontal_20_Line"/>
      <text:p text:style-name="Text_20_body">⚡ <text:span text:style-name="Strong_20_Emphasis">Illustration – Spiritual energy:</text:span></text:p>
      <text:list text:style-name="L26">
        <text:list-item>
          <text:p text:style-name="P34">People ask: “How are you so strong and active?”</text:p>
        </text:list-item>
        <text:list-item>
          <text:p text:style-name="P34">Answer: Because I am <text:span text:style-name="Strong_20_Emphasis">one spirit with the Lord</text:span>.</text:p>
        </text:list-item>
        <text:list-item>
          <text:p text:style-name="P34">Like toys powered by electricity → our power is from God’s Spirit within.</text:p>
        </text:list-item>
      </text:list>
      <text:p text:style-name="Horizontal_20_Line"/>
      <text:p text:style-name="Text_20_body">🙌 <text:span text:style-name="Strong_20_Emphasis">Summary:</text:span></text:p>
      <text:list text:style-name="L27">
        <text:list-item>
          <text:p text:style-name="P35">Jesus became the life-giving Spirit (1 Cor. 15:45). So also it is written, “The first man, Adam, became a living natural being.” The last Adam became a life-giving spirit. </text:p>
        </text:list-item>
        <text:list-item>
          <text:p text:style-name="P35">Joined to Him, we are <text:span text:style-name="Strong_20_Emphasis">one spirit</text:span> (1 Cor. 6:17).  But the person who is joined to the Lord is one spirit with him. </text:p>
        </text:list-item>
        <text:list-item>
          <text:p text:style-name="P35">This is the <text:span text:style-name="Strong_20_Emphasis">secret of Christian life</text:span>: His Spirit mingled with our spirit, energizing us daily.</text:p>
        </text:list-item>
      </text:list>
      <text:p text:style-name="Horizontal_20_Line"/>
      <text:p text:style-name="Text_20_body">🙏 <text:span text:style-name="Strong_20_Emphasis">Closing Thought:</text:span><text:line-break/>Stay connected. Call on His name.<text:line-break/>Then His Spirit flows like heavenly electricity — giving us strength, joy, and lif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Strong_20_Emphasis">Signer Script – Week 1, Day 4</text:span></text:h>
      <text:p text:style-name="Text_20_body"><text:span text:style-name="Strong_20_Emphasis">Theme: Calling on the Name of the Lord</text:span></text:p>
      <text:p text:style-name="Horizontal_20_Line"/>
      <text:p text:style-name="Text_20_body">✋ <text:span text:style-name="Strong_20_Emphasis">Opening Thought:</text:span><text:line-break/>Today we learn about <text:span text:style-name="Strong_20_Emphasis">calling on the Lord’s name</text:span>. This is more than prayer. It is a strong cry, a calling out, from our spirit.</text:p>
      <text:p text:style-name="Horizontal_20_Line"/>
      <text:p text:style-name="Text_20_body">📖 <text:span text:style-name="Strong_20_Emphasis">Scripture Reading:</text:span></text:p>
      <text:list text:style-name="L28">
        <text:list-item>
          <text:p text:style-name="P36">Isaiah 12:4 – “Give thanks to Jehovah; call upon His name!”</text:p>
        </text:list-item>
        <text:list-item>
          <text:p text:style-name="P36">Romans 10:12 – “The Lord is rich to all who call upon Him.”</text:p>
        </text:list-item>
      </text:list>
      <text:p text:style-name="Horizontal_20_Line"/>
      <text:p text:style-name="Text_20_body">🙋 <text:span text:style-name="Strong_20_Emphasis">Point 1 – Begin the day by calling:</text:span></text:p>
      <text:list text:style-name="L29">
        <text:list-item>
          <text:p text:style-name="P37">When we wake up → first thing, call: “O Lord Jesus!”</text:p>
        </text:list-item>
        <text:list-item>
          <text:p text:style-name="P37">This brings us back into the spirit.</text:p>
        </text:list-item>
        <text:list-item>
          <text:p text:style-name="P37">If we rise up loose and careless → the whole day is spoiled.</text:p>
        </text:list-item>
        <text:list-item>
          <text:p text:style-name="P37">But if we start with calling → our spirit is alive. (1 Cor. 12:3)</text:p>
        </text:list-item>
      </text:list>
      <text:p text:style-name="Horizontal_20_Line"/>
      <text:p text:style-name="Text_20_body">🙋 <text:span text:style-name="Strong_20_Emphasis">Point 2 – What does it mean to call?</text:span></text:p>
      <text:list text:style-name="L30">
        <text:list-item>
          <text:p text:style-name="P38">Calling is not silent prayer.</text:p>
        </text:list-item>
        <text:list-item>
          <text:p text:style-name="P38">Prayer can be quiet, but calling must be <text:span text:style-name="Strong_20_Emphasis">audible</text:span>.</text:p>
        </text:list-item>
        <text:list-item>
          <text:p text:style-name="P38">Hebrew word = cry out, call aloud.</text:p>
        </text:list-item>
        <text:list-item>
          <text:p text:style-name="P38">Greek word = invoke, call someone by name.<text:line-break/>👉 Example: when you call a friend by name, you speak it out. Same with the Lord.</text:p>
        </text:list-item>
      </text:list>
      <text:p text:style-name="Horizontal_20_Line"/>
      <text:p text:style-name="Text_20_body">🙋 <text:span text:style-name="Strong_20_Emphasis">Point 3 – Calling is like breathing:</text:span></text:p>
      <text:list text:style-name="L31">
        <text:list-item>
          <text:p text:style-name="P39">Lamentations 3:55–56 → “Do not hide Your ear at my breathing, at my cry.”<text:line-break/>👉 Calling = spiritual breathing.</text:p>
        </text:list-item>
        <text:list-item>
          <text:p text:style-name="P39">Isaiah 12:2–6 → calling, singing, crying aloud, shouting!<text:line-break/>👉 How do we draw living water with joy? → By <text:span text:style-name="Strong_20_Emphasis">calling on His name</text:span>.</text:p>
        </text:list-item>
      </text:list>
      <text:p text:style-name="Horizontal_20_Line"/>
      <text:p text:style-name="Text_20_body">🙋 <text:span text:style-name="Strong_20_Emphasis">Point 4 – History of calling on the Lord:</text:span></text:p>
      <text:list text:style-name="L32">
        <text:list-item>
          <text:p text:style-name="P40">Began with Enosh (Gen. 4:26).</text:p>
        </text:list-item>
        <text:list-item>
          <text:p text:style-name="P40">Practiced by Abraham, Isaac, Moses, Job, Samuel, David, Elijah, Jeremiah, many others.</text:p>
        </text:list-item>
        <text:list-item>
          <text:p text:style-name="P40"><text:soft-page-break/>Even prophesied: “Whoever calls on the name of the Lord will be saved” (Joel 2:32).</text:p>
        </text:list-item>
      </text:list>
      <text:p text:style-name="Horizontal_20_Line"/>
      <text:p text:style-name="Text_20_body">🙋 <text:span text:style-name="Strong_20_Emphasis">Point 5 – New Testament calling:</text:span></text:p>
      <text:list text:style-name="L33">
        <text:list-item>
          <text:p text:style-name="P41">Early believers were known as <text:span text:style-name="Strong_20_Emphasis">Jesus-callers</text:span> (Acts 2:21, 9:14, 22:16).</text:p>
        </text:list-item>
        <text:list-item>
          <text:p text:style-name="P41">Stephen called on Jesus as he was stoned (Acts 7:59).</text:p>
        </text:list-item>
        <text:list-item>
          <text:p text:style-name="P41">Paul said: “Whoever calls on the name of the Lord shall be saved” (Rom. 10:13).</text:p>
        </text:list-item>
        <text:list-item>
          <text:p text:style-name="P41">Calling was their <text:span text:style-name="Strong_20_Emphasis">mark</text:span> as Christians.</text:p>
        </text:list-item>
      </text:list>
      <text:p text:style-name="Horizontal_20_Line"/>
      <text:p text:style-name="Text_20_body">🙌 <text:span text:style-name="Strong_20_Emphasis">Point 6 – Calling today:</text:span></text:p>
      <text:list text:style-name="L34">
        <text:list-item>
          <text:p text:style-name="P42">Paul urged believers to call on Jesus in every place (1 Cor. 1:2).</text:p>
        </text:list-item>
        <text:list-item>
          <text:p text:style-name="P42">He told Timothy: pursue with those who call on the Lord out of a pure heart (2 Tim. 2:22).<text:line-break/>👉 The Lord wants us to recover this practice today.</text:p>
        </text:list-item>
      </text:list>
      <text:p text:style-name="Horizontal_20_Line"/>
      <text:p text:style-name="Text_20_body">⚡ <text:span text:style-name="Strong_20_Emphasis">Summary:</text:span></text:p>
      <text:list text:style-name="L35">
        <text:list-item>
          <text:p text:style-name="P43">Calling is audible → “O Lord Jesus!”</text:p>
        </text:list-item>
        <text:list-item>
          <text:p text:style-name="P43">Calling is breathing → giving us life.</text:p>
        </text:list-item>
        <text:list-item>
          <text:p text:style-name="P43">Calling is joy → drawing water of salvation.</text:p>
        </text:list-item>
        <text:list-item>
          <text:p text:style-name="P43">Calling marks us as His people.</text:p>
        </text:list-item>
      </text:list>
      <text:p text:style-name="Horizontal_20_Line"/>
      <text:p text:style-name="Text_20_body">🙏 <text:span text:style-name="Strong_20_Emphasis">Closing Thought:</text:span><text:line-break/>Be bold. Open your mouth.<text:line-break/>Call “O Lord Jesus!” every day.<text:line-break/>In calling, we touch Him, breathe Him, drink Him, and enjoy His riches.</text:p>
      <text:p text:style-name="Standard"/>
      <text:p text:style-name="Standard"/>
      <text:h text:style-name="Heading_20_1" text:outline-level="1"><text:span text:style-name="Strong_20_Emphasis">Signer Script – Week 1, Day 5</text:span></text:h>
      <text:p text:style-name="Text_20_body"><text:span text:style-name="Strong_20_Emphasis">Theme: Why We Need to Call on the Name of the Lord</text:span></text:p>
      <text:p text:style-name="Horizontal_20_Line"/>
      <text:p text:style-name="Text_20_body">✋ <text:span text:style-name="Strong_20_Emphasis">Opening Thought:</text:span><text:line-break/>Today we learn <text:span text:style-name="Strong_20_Emphasis">why we call on the Lord’s name</text:span>. It’s more than a habit. It’s life, salvation, strength, and joy.</text:p>
      <text:p text:style-name="Horizontal_20_Line"/>
      <text:p text:style-name="Text_20_body">📖 <text:span text:style-name="Strong_20_Emphasis">Scripture Reading:</text:span></text:p>
      <text:list text:style-name="L36">
        <text:list-item>
          <text:p text:style-name="P44">Romans 10:13 – “Whoever calls upon the name of the Lord shall be saved.”</text:p>
        </text:list-item>
        <text:list-item>
          <text:p text:style-name="P44"><text:soft-page-break/>Psalm 116:13 – “I will take up the cup of salvation and call upon the name of Jehovah.”</text:p>
        </text:list-item>
      </text:list>
      <text:p text:style-name="Horizontal_20_Line"/>
      <text:p text:style-name="Text_20_body">🙋 <text:span text:style-name="Strong_20_Emphasis">Point 1 – Call to be saved:</text:span></text:p>
      <text:list text:style-name="L37">
        <text:list-item>
          <text:p text:style-name="P45">Yes, we can pray quietly. But calling loudly brings <text:span text:style-name="Strong_20_Emphasis">richer salvation</text:span>.</text:p>
        </text:list-item>
        <text:list-item>
          <text:p text:style-name="P45">Encourage people to open up and call audibly: “O Lord Jesus!”</text:p>
        </text:list-item>
        <text:list-item>
          <text:p text:style-name="P45">Psalm 116 repeats calling on the Lord <text:span text:style-name="Strong_20_Emphasis">four times</text:span>.<text:line-break/>👉 The way to drink deeply from the well of salvation = <text:span text:style-name="Strong_20_Emphasis">call on His name</text:span>.</text:p>
        </text:list-item>
        <text:list-item>
          <text:p text:style-name="P45">Try shouting: “O Lord Jesus, You are so good to me!”<text:line-break/>👉 Shouting releases us from self and fills us with the Lord.</text:p>
        </text:list-item>
      </text:list>
      <text:p text:style-name="Horizontal_20_Line"/>
      <text:p text:style-name="Text_20_body">🙋 <text:span text:style-name="Strong_20_Emphasis">Point 2 – Call to be rescued:</text:span></text:p>
      <text:list text:style-name="L38">
        <text:list-item>
          <text:p text:style-name="P46">Psalms show: call to be saved from <text:span text:style-name="Strong_20_Emphasis">distress, trouble, sorrow, pain</text:span>.</text:p>
        </text:list-item>
        <text:list-item>
          <text:p text:style-name="P46">Many argue against calling… until trouble comes!<text:line-break/>👉 When life gets hard, people call automatically: “O God! O Lord Jesus!”</text:p>
        </text:list-item>
        <text:list-item>
          <text:p text:style-name="P46">Calling also lets us enjoy God’s mercy (Psa. 86:5).</text:p>
        </text:list-item>
      </text:list>
      <text:p text:style-name="Horizontal_20_Line"/>
      <text:p text:style-name="Text_20_body">🙋 <text:span text:style-name="Strong_20_Emphasis">Point 3 – Call to receive the Spirit:</text:span></text:p>
      <text:list text:style-name="L39">
        <text:list-item>
          <text:p text:style-name="P47">Acts 2:21 → calling is linked with receiving the Holy Spirit.</text:p>
        </text:list-item>
        <text:list-item>
          <text:p text:style-name="P47">The Spirit is already poured out.<text:line-break/>👉 The best and simplest way to be filled → <text:span text:style-name="Strong_20_Emphasis">call on the name of Jesus</text:span>.</text:p>
        </text:list-item>
      </text:list>
      <text:p text:style-name="Horizontal_20_Line"/>
      <text:p text:style-name="Text_20_body">🙋 <text:span text:style-name="Strong_20_Emphasis">Point 4 – Call to eat and drink the Lord:</text:span></text:p>
      <text:list text:style-name="L40">
        <text:list-item>
          <text:p text:style-name="P48">Isaiah 55:1 → “Come, buy wine and milk without money.”</text:p>
        </text:list-item>
        <text:list-item>
          <text:p text:style-name="P48">Verse 6 explains how: “Seek the Lord, call upon Him while He is near.”<text:line-break/>👉 Calling = eating and drinking spiritual food.</text:p>
        </text:list-item>
      </text:list>
      <text:p text:style-name="Horizontal_20_Line"/>
      <text:p text:style-name="Text_20_body">🙋 <text:span text:style-name="Strong_20_Emphasis">Point 5 – Call to enjoy His riches:</text:span></text:p>
      <text:list text:style-name="L41">
        <text:list-item>
          <text:p text:style-name="P49">Romans 10:12 – “The Lord is rich to all who call upon Him.”</text:p>
        </text:list-item>
        <text:list-item>
          <text:p text:style-name="P49">Jesus is real, alive, present.<text:line-break/>👉 When we call His name, He comes to us with His riches.</text:p>
        </text:list-item>
        <text:list-item>
          <text:p text:style-name="P49">Call while driving, call while working, call anywhere, anytime.</text:p>
        </text:list-item>
      </text:list>
      <text:p text:style-name="Horizontal_20_Line"/>
      <text:p text:style-name="Text_20_body">🙋 <text:span text:style-name="Strong_20_Emphasis">Point 6 – Call to stir ourselves up:</text:span></text:p>
      <text:list text:style-name="L42">
        <text:list-item>
          <text:p text:style-name="P50">Isaiah 64:7 → “There is no one who calls… who stirs himself up.”</text:p>
        </text:list-item>
        <text:list-item>
          <text:p text:style-name="P50"><text:soft-page-break/>When we feel low, heavy, or tired → calling lifts us, stirs our spirit, gives strength.</text:p>
        </text:list-item>
      </text:list>
      <text:p text:style-name="Horizontal_20_Line"/>
      <text:p text:style-name="Text_20_body">⚡ <text:span text:style-name="Strong_20_Emphasis">Summary:</text:span></text:p>
      <text:list text:style-name="L43">
        <text:list-item>
          <text:p text:style-name="P51">Call to be saved.</text:p>
        </text:list-item>
        <text:list-item>
          <text:p text:style-name="P51">Call to be rescued.</text:p>
        </text:list-item>
        <text:list-item>
          <text:p text:style-name="P51">Call to receive the Spirit.</text:p>
        </text:list-item>
        <text:list-item>
          <text:p text:style-name="P51">Call to eat and drink God’s supply.</text:p>
        </text:list-item>
        <text:list-item>
          <text:p text:style-name="P51">Call to enjoy His riches.</text:p>
        </text:list-item>
        <text:list-item>
          <text:p text:style-name="P51">Call to stir yourself up.</text:p>
        </text:list-item>
      </text:list>
      <text:p text:style-name="Horizontal_20_Line"/>
      <text:p text:style-name="Text_20_body">🙏 <text:span text:style-name="Strong_20_Emphasis">Closing Thought:</text:span><text:line-break/>Anywhere, anytime, call: <text:span text:style-name="Strong_20_Emphasis">“O Lord Jesus!”</text:span><text:line-break/>Calling brings His presence, His Spirit, His riches, His joy.</text:p>
      <text:p text:style-name="Standard"/>
      <text:p text:style-name="Standard"/>
      <text:p text:style-name="Standard"/>
      <text:h text:style-name="Heading_20_1" text:outline-level="1"><text:span text:style-name="Strong_20_Emphasis">Signer Script – Week 1, Day 6</text:span></text:h>
      <text:p text:style-name="Text_20_body"><text:span text:style-name="Strong_20_Emphasis">Theme: Calling on the Lord – Pure, Daily, and Lifelong</text:span></text:p>
      <text:p text:style-name="Horizontal_20_Line"/>
      <text:p text:style-name="Text_20_body">✋ <text:span text:style-name="Strong_20_Emphasis">Opening Thought:</text:span><text:line-break/>Today we learn <text:span text:style-name="Strong_20_Emphasis">how</text:span> to call on the Lord: with a pure heart, pure lips, and together with others.</text:p>
      <text:p text:style-name="Horizontal_20_Line"/>
      <text:p text:style-name="Text_20_body">📖 <text:span text:style-name="Strong_20_Emphasis">Scripture Reading:</text:span></text:p>
      <text:list text:style-name="L44">
        <text:list-item>
          <text:p text:style-name="P52">1 Corinthians 12:13 – “In one Spirit we were all baptized into one Body… and were all given to drink one Spirit.”</text:p>
        </text:list-item>
        <text:list-item>
          <text:p text:style-name="P52">1 Corinthians 12:3 – “No one can say, ‘Jesus is Lord!’ except in the Holy Spirit.”</text:p>
        </text:list-item>
      </text:list>
      <text:p text:style-name="Horizontal_20_Line"/>
      <text:p text:style-name="Text_20_body">🙋 <text:span text:style-name="Strong_20_Emphasis">Point 1 – Call with a pure heart and lips:</text:span></text:p>
      <text:list text:style-name="L45">
        <text:list-item>
          <text:p text:style-name="P53">2 Timothy 2:22 → Call with those who call on the Lord <text:span text:style-name="Strong_20_Emphasis">out of a pure heart</text:span>.<text:line-break/>👉 Pure heart = seeking only the Lord, not selfish gain.</text:p>
        </text:list-item>
        <text:list-item>
          <text:p text:style-name="P53">Zephaniah 3:9 → Call with <text:span text:style-name="Strong_20_Emphasis">purified lips</text:span>. Loose talk can make our lips impure. Clean speech helps us call freely.</text:p>
        </text:list-item>
      </text:list>
      <text:p text:style-name="Horizontal_20_Line"/>
      <text:p text:style-name="Text_20_body">🙋 <text:span text:style-name="Strong_20_Emphasis">Point 2 – Call corporately and daily:</text:span></text:p>
      <text:list text:style-name="L46">
        <text:list-item>
          <text:p text:style-name="P54"><text:soft-page-break/>Call together with others — not only alone.</text:p>
        </text:list-item>
        <text:list-item>
          <text:p text:style-name="P54">Psalm 88:9 → “I call on You every day.”</text:p>
        </text:list-item>
        <text:list-item>
          <text:p text:style-name="P54">Psalm 116:2 → “I will call as long as I live.”<text:line-break/>👉 So: call <text:span text:style-name="Strong_20_Emphasis">with others, daily, and lifelong</text:span>.</text:p>
        </text:list-item>
      </text:list>
      <text:p text:style-name="Horizontal_20_Line"/>
      <text:p text:style-name="Text_20_body">🙋 <text:span text:style-name="Strong_20_Emphasis">Point 3 – Calling is breathing:</text:span></text:p>
      <text:list text:style-name="L47">
        <text:list-item>
          <text:p text:style-name="P55">Lamentations 3:55–56 → “I called on Your name… Do not hide Your ear at my breathing, at my cry.”</text:p>
        </text:list-item>
        <text:list-item>
          <text:p text:style-name="P55">Calling = spiritual breathing.<text:line-break/>👉 Example: when life feels like a “pit” — family stress, problems, sorrow — don’t complain. Just call: “O Lord Jesus!”</text:p>
        </text:list-item>
        <text:list-item>
          <text:p text:style-name="P55">When we call, we breathe Him in, and instantly we are lifted to His presence.</text:p>
        </text:list-item>
      </text:list>
      <text:p text:style-name="Horizontal_20_Line"/>
      <text:p text:style-name="Text_20_body">🙋 <text:span text:style-name="Strong_20_Emphasis">Point 4 – Enjoying and drinking the Spirit:</text:span></text:p>
      <text:list text:style-name="L48">
        <text:list-item>
          <text:p text:style-name="P56">1 Corinthians 12:13 → We are baptized in one Spirit into one Body. Now we must also <text:span text:style-name="Strong_20_Emphasis">drink the Spirit</text:span>.</text:p>
        </text:list-item>
        <text:list-item>
          <text:p text:style-name="P56">Verse 3 explains how: “No one can say, ‘Jesus is Lord!’ except in the Holy Spirit.”<text:line-break/>👉 Saying “O Lord Jesus!” = drinking the Spirit.</text:p>
        </text:list-item>
        <text:list-item>
          <text:p text:style-name="P56">Just like breathing always brings air in, calling always brings the Spirit in.</text:p>
        </text:list-item>
      </text:list>
      <text:p text:style-name="Horizontal_20_Line"/>
      <text:p text:style-name="Text_20_body">🎵 <text:span text:style-name="Strong_20_Emphasis">Hymn reminder (Hymn #73):</text:span><text:line-break/>“Just to breathe the Name of Jesus,<text:line-break/>Is to drink of Life indeed.”</text:p>
      <text:p text:style-name="Text_20_body">👉 To breathe Jesus is to drink Jesus.</text:p>
      <text:p text:style-name="Horizontal_20_Line"/>
      <text:p text:style-name="Text_20_body">🙋 <text:span text:style-name="Strong_20_Emphasis">Point 5 – A life of calling:</text:span></text:p>
      <text:list text:style-name="L49">
        <text:list-item>
          <text:p text:style-name="P57">Anytime, anywhere → call on the Lord.</text:p>
        </text:list-item>
        <text:list-item>
          <text:p text:style-name="P57">Thirsty? Call. Driving? Call. Working? Call.</text:p>
        </text:list-item>
        <text:list-item>
          <text:p text:style-name="P57">Calling always works. It brings living water.</text:p>
        </text:list-item>
      </text:list>
      <text:p text:style-name="Horizontal_20_Line"/>
      <text:p text:style-name="Text_20_body">⚡ <text:span text:style-name="Strong_20_Emphasis">Summary:</text:span></text:p>
      <text:list text:style-name="L50">
        <text:list-item>
          <text:p text:style-name="P58">Call with a pure heart and pure lips.</text:p>
        </text:list-item>
        <text:list-item>
          <text:p text:style-name="P58">Call daily, lifelong, and with others.</text:p>
        </text:list-item>
        <text:list-item>
          <text:p text:style-name="P58">Calling = breathing, drinking, enjoying the Spirit.</text:p>
        </text:list-item>
        <text:list-item>
          <text:p text:style-name="P58">Our Christian life = a <text:span text:style-name="Strong_20_Emphasis">calling life</text:span>.</text:p>
        </text:list-item>
      </text:list>
      <text:p text:style-name="Horizontal_20_Line"><text:soft-page-break/></text:p>
      <text:p text:style-name="Text_20_body">🙏 <text:span text:style-name="Strong_20_Emphasis">Closing Thought:</text:span><text:line-break/>Don’t stay silent. Call: <text:span text:style-name="Strong_20_Emphasis">“O Lord Jesus!”</text:span><text:line-break/>This is how we breathe Him, drink Him, and live in His Spirit.</text:p>
      <text:p text:style-name="Standard"/>
      <text:p text:style-name="Standard"/>
      <text:h text:style-name="Heading_20_1" text:outline-level="1"><text:span text:style-name="Strong_20_Emphasis">Signer Script – Week 1, Day 7</text:span></text:h>
      <text:p text:style-name="Text_20_body"><text:span text:style-name="Strong_20_Emphasis">Theme: Refresher – The Mingled Spirit and Calling on His Name</text:span></text:p>
      <text:p text:style-name="Horizontal_20_Line"/>
      <text:p text:style-name="Text_20_body">✋ <text:span text:style-name="Strong_20_Emphasis">Opening Thought:</text:span><text:line-break/>This week we learned how precious our spirit is, and how calling on the Lord’s name connects us with Him. Let’s review all six days together.</text:p>
      <text:p text:style-name="Horizontal_20_Line"/>
      <text:p text:style-name="Text_20_body">📖 <text:span text:style-name="Strong_20_Emphasis">Quick Review of Each Day:</text:span></text:p>
      <text:p text:style-name="Text_20_body">1️⃣ <text:span text:style-name="Strong_20_Emphasis">Day 1 – God created man with a spirit.</text:span></text:p>
      <text:list text:style-name="L51">
        <text:list-item>
          <text:p text:style-name="P59">We are vessels, not tools.</text:p>
        </text:list-item>
        <text:list-item>
          <text:p text:style-name="P59">Our spirit is like a receiver, made to contain God.<text:line-break/>👉 Without God in our spirit, life is empty.</text:p>
        </text:list-item>
      </text:list>
      <text:p text:style-name="Text_20_body">2️⃣ <text:span text:style-name="Strong_20_Emphasis">Day 2 – Regenerated in our spirit.</text:span></text:p>
      <text:list text:style-name="L52">
        <text:list-item>
          <text:p text:style-name="P60">When we repent and believe, God’s Spirit gives life to our spirit.</text:p>
        </text:list-item>
        <text:list-item>
          <text:p text:style-name="P60">John 3:6 → born of the Spirit.</text:p>
        </text:list-item>
        <text:list-item>
          <text:p text:style-name="P60">John 4:24 → worship in spirit.</text:p>
        </text:list-item>
        <text:list-item>
          <text:p text:style-name="P60">Romans 8:16 → Spirit witnesses with our spirit.</text:p>
        </text:list-item>
      </text:list>
      <text:p text:style-name="Text_20_body">3️⃣ <text:span text:style-name="Strong_20_Emphasis">Day 3 – One spirit with the Lord.</text:span></text:p>
      <text:list text:style-name="L53">
        <text:list-item>
          <text:p text:style-name="P61">Jesus became the life-giving Spirit.</text:p>
        </text:list-item>
        <text:list-item>
          <text:p text:style-name="P61">Now His Spirit mingles with our spirit.</text:p>
        </text:list-item>
        <text:list-item>
          <text:p text:style-name="P61">Like electricity flowing in a wire → if sin blocks, confess and reconnect.</text:p>
        </text:list-item>
      </text:list>
      <text:p text:style-name="Text_20_body">4️⃣ <text:span text:style-name="Strong_20_Emphasis">Day 4 – Begin the day calling.</text:span></text:p>
      <text:list text:style-name="L54">
        <text:list-item>
          <text:p text:style-name="P62">Best way to start: call, “O Lord Jesus!”</text:p>
        </text:list-item>
        <text:list-item>
          <text:p text:style-name="P62">Calling = not silent → audible cry.</text:p>
        </text:list-item>
        <text:list-item>
          <text:p text:style-name="P62">Old and New Testament saints called on His name.</text:p>
        </text:list-item>
      </text:list>
      <text:p text:style-name="Text_20_body">5️⃣ <text:span text:style-name="Strong_20_Emphasis">Day 5 – Why call?</text:span></text:p>
      <text:list text:style-name="L55">
        <text:list-item>
          <text:p text:style-name="P63">To be saved.</text:p>
        </text:list-item>
        <text:list-item>
          <text:p text:style-name="P63"><text:soft-page-break/>To be rescued from trouble.</text:p>
        </text:list-item>
        <text:list-item>
          <text:p text:style-name="P63">To receive the Spirit.</text:p>
        </text:list-item>
        <text:list-item>
          <text:p text:style-name="P63">To drink living water and enjoy God’s riches.</text:p>
        </text:list-item>
        <text:list-item>
          <text:p text:style-name="P63">To stir ourselves up when weak.</text:p>
        </text:list-item>
      </text:list>
      <text:p text:style-name="Text_20_body">6️⃣ <text:span text:style-name="Strong_20_Emphasis">Day 6 – How to call.</text:span></text:p>
      <text:list text:style-name="L56">
        <text:list-item>
          <text:p text:style-name="P64">With a pure heart, pure lips.</text:p>
        </text:list-item>
        <text:list-item>
          <text:p text:style-name="P64">Daily, corporately, lifelong.</text:p>
        </text:list-item>
        <text:list-item>
          <text:p text:style-name="P64">Calling = breathing in, drinking of the Spirit.<text:line-break/>👉 Christian life = a calling life.</text:p>
        </text:list-item>
      </text:list>
      <text:p text:style-name="Horizontal_20_Line"/>
      <text:p text:style-name="Text_20_body">🙋 <text:span text:style-name="Strong_20_Emphasis">Point – The Week’s Big Picture:</text:span></text:p>
      <text:list text:style-name="L57">
        <text:list-item>
          <text:p text:style-name="P65">God made us with a spirit to receive Him.</text:p>
        </text:list-item>
        <text:list-item>
          <text:p text:style-name="P65">He gave us new birth in our spirit.</text:p>
        </text:list-item>
        <text:list-item>
          <text:p text:style-name="P65">Jesus became the life-giving Spirit to join with us.</text:p>
        </text:list-item>
        <text:list-item>
          <text:p text:style-name="P65">The way to enjoy Him daily is by <text:span text:style-name="Strong_20_Emphasis">calling on His name</text:span>.</text:p>
        </text:list-item>
        <text:list-item>
          <text:p text:style-name="P65">Calling is breathing, drinking, worshipping, and being filled.</text:p>
        </text:list-item>
      </text:list>
      <text:p text:style-name="Horizontal_20_Line"/>
      <text:p text:style-name="Text_20_body">⚡ <text:span text:style-name="Strong_20_Emphasis">Memory Verse for Review:</text:span><text:line-break/>Romans 10:13 – <text:span text:style-name="Emphasis">“Whoever calls upon the name of the Lord shall be saved.”</text:span></text:p>
      <text:p text:style-name="Horizontal_20_Line"/>
      <text:p text:style-name="Text_20_body">🙏 <text:span text:style-name="Strong_20_Emphasis">Closing Thought:</text:span><text:line-break/>This week, we discovered the secret of Christian living: <text:span text:style-name="Strong_20_Emphasis">our spirit + God’s Spirit = life!</text:span><text:line-break/>So, every day, everywhere → Call: <text:span text:style-name="Strong_20_Emphasis">“O Lord Jesus!”</text:span></text:p>
      <text:p text:style-name="Horizontal_20_Line"/>
      <text:p text:style-name="Text_20_body">📌 (Optional group activity for Day 7):</text:p>
      <text:list text:style-name="L58">
        <text:list-item>
          <text:p text:style-name="P66">Everyone call together: “O Lord Jesus!” three times.</text:p>
        </text:list-item>
        <text:list-item>
          <text:p text:style-name="P66">Share one testimony from the week: <text:span text:style-name="Emphasis">“When I called on the Lord, I felt…”</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29T15:58:57.311000000</meta:creation-date>
    <dc:date>2025-08-30T18:51:46.600000000</dc:date>
    <meta:editing-duration>PT2H51M59S</meta:editing-duration>
    <meta:editing-cycles>3</meta:editing-cycles>
    <meta:generator>EasyOffice/7.6.2.1.0$Windows_X86_64 LibreOffice_project/0bc4d647150f05f02b71ccb5539a4012b57f1faf</meta:generator>
    <meta:document-statistic meta:table-count="0" meta:image-count="0" meta:object-count="0" meta:page-count="16" meta:paragraph-count="309" meta:word-count="3837" meta:character-count="19513" meta:non-whitespace-character-count="16076"/>
  </office:meta>
</office:document-meta>
</file>